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text-properties officeooo:rsid="00b21464" officeooo:paragraph-rsid="00b21464"/>
    </style:style>
    <style:style style:name="P66" style:family="paragraph" style:parent-style-name="Standard">
      <style:text-properties officeooo:rsid="00b3e0d4" officeooo:paragraph-rsid="00b3e0d4"/>
    </style:style>
    <style:style style:name="P67" style:family="paragraph" style:parent-style-name="Standard">
      <style:text-properties officeooo:rsid="00b7bb7b" officeooo:paragraph-rsid="00b7bb7b"/>
    </style:style>
    <style:style style:name="P68" style:family="paragraph" style:parent-style-name="Standard">
      <style:text-properties officeooo:rsid="00bb2a05" officeooo:paragraph-rsid="00bb2a05"/>
    </style:style>
    <style:style style:name="P69" style:family="paragraph" style:parent-style-name="Standard">
      <style:text-properties officeooo:rsid="00be351b" officeooo:paragraph-rsid="00be351b"/>
    </style:style>
    <style:style style:name="P70" style:family="paragraph" style:parent-style-name="Standard">
      <style:text-properties officeooo:rsid="00bfb7ea" officeooo:paragraph-rsid="00bfb7ea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80" style:family="paragraph" style:parent-style-name="Standard">
      <style:text-properties officeooo:rsid="00bfb7ea" officeooo:paragraph-rsid="00bfb7ea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71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72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73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74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75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76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77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78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79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65">En la T6, indica tipo de token</text:p>
      <text:p text:style-name="P65"/>
      <text:p text:style-name="P66">Tema 3:</text:p>
      <text:p text:style-name="P66"/>
      <text:p text:style-name="P66">todo esto lo que hace es comprobar que una cadena pertenece al lenguaje según las reglas de derivación. <text:span text:style-name="T21">Si err = nil es correcto</text:span></text:p>
      <text:p text:style-name="P66"/>
      <text:p text:style-name="P67">LL(1): eliminar ambigüedad, queno sea recursivo por la izquierda y un token de lookahead</text:p>
      <text:p text:style-name="P67"/>
      <text:p text:style-name="P68">Descendente recursivo bien, pero las reglas de precedencia hacen que sea mucho trabajo reescribir gramática:</text:p>
      <text:p text:style-name="P68"/>
      <text:p text:style-name="P68">las expr se pueden escribir de forma distina.</text:p>
      <text:p text:style-name="P68"/>
      <text:p text:style-name="P69">Pratt parsing:</text:p>
      <text:p text:style-name="P69"/>
      <text:p text:style-name="P69">dependiendo de cómo de pegajoso es el operador, va de una manera u otra (?) repasar/preguntar</text:p>
      <text:p text:style-name="P69"/>
      <text:p text:style-name="P70">t16 línea 10: llamar a expr con la prec. Para saber si sigue haciendo un subárbol o retorna.</text:p>
      <text:p text:style-name="P70"/>
      <text:p text:style-name="P70"/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1-06T18:09:35.127473351</dc:date>
    <meta:editing-duration>PT6H49M57S</meta:editing-duration>
    <meta:editing-cycles>145</meta:editing-cycles>
    <meta:generator>LibreOffice/6.0.7.3$Linux_X86_64 LibreOffice_project/00m0$Build-3</meta:generator>
    <meta:document-statistic meta:table-count="0" meta:image-count="0" meta:object-count="0" meta:page-count="6" meta:paragraph-count="158" meta:word-count="1044" meta:character-count="5935" meta:non-whitespace-character-count="5008"/>
  </office:meta>
</office:document-meta>
</file>